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585cm" fo:min-width="2.97cm"/>
    </style:style>
    <style:style style:name="gr2" style:family="graphic" style:parent-style-name="standard">
      <style:graphic-properties svg:stroke-color="#000000" draw:marker-end="Arrow" draw:textarea-vertical-align="middl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129cm" fo:min-width="5.743cm"/>
    </style:style>
    <style:style style:name="gr6" style:family="graphic" style:parent-style-name="standard">
      <style:graphic-properties draw:stroke="dash" svg:stroke-color="#000000" draw:fill="none" draw:textarea-horizontal-align="justify" draw:textarea-vertical-align="middle" draw:auto-grow-height="false" fo:min-height="13.466cm" fo:min-width="9.906cm"/>
    </style:style>
    <style:style style:name="gr7" style:family="graphic" style:parent-style-name="standard">
      <style:graphic-properties draw:stroke="none" draw:fill="none" fo:min-height="0.766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loext:graphic-properties draw:fill="none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position="1% 100%" style:font-name="Liberation Sans2" fo:font-size="36pt" fo:font-weight="bold" style:font-name-asian="Liberation Sans2" style:font-size-asian="36pt" style:font-weight-asian="bold" style:font-name-complex="Liberation Sans2" style:font-size-complex="36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super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6.938cm" svg:height="3.669cm" svg:x="2.127cm" svg:y="4.335cm">
          <text:p text:style-name="P1"><text:span text:style-name="T1">Vertical </text:span></text:p>
          <text:p text:style-name="P1"><text:span text:style-name="T1">acceleration </text:span></text:p>
          <text:p text:style-name="P1"><text:span text:style-name="T1">&gt; G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2.127cm" svg:y1="6.169cm" svg:x2="5.596cm" svg:y2="4.335cm" draw:start-shape="id1" draw:start-glue-point="5" draw:end-shape="id1" draw:end-glue-point="4" svg:d="M2127 6169h-501v-2336h3970v502" svg:viewBox="0 0 3971 2337">
          <text:p/>
        </draw:connector>
        <draw:frame draw:style-name="gr3" draw:text-style-name="P3" draw:layer="layout" svg:width="2.635cm" svg:height="0.963cm" svg:x="0.465cm" svg:y="4.681cm">
          <draw:text-box>
            <text:p>No</text:p>
          </draw:text-box>
        </draw:frame>
        <draw:connector draw:style-name="gr4" draw:text-style-name="P4" draw:layer="layout" draw:type="line" svg:x1="5.596cm" svg:y1="8.004cm" svg:x2="5.529cm" svg:y2="11.43cm" draw:start-shape="id1" draw:start-glue-point="6" draw:end-shape="id2" draw:end-glue-point="0" svg:d="M5596 8004l-67 3426" svg:viewBox="0 0 68 3427">
          <text:p/>
        </draw:connector>
        <draw:frame draw:style-name="gr3" draw:text-style-name="P3" draw:layer="layout" svg:width="2.635cm" svg:height="0.963cm" svg:x="4.139cm" svg:y="8.636cm">
          <draw:text-box>
            <text:p>Yes</text:p>
          </draw:text-box>
        </draw:frame>
        <draw:custom-shape draw:style-name="gr5" draw:text-style-name="P1" xml:id="id2" draw:id="id2" draw:layer="layout" svg:width="6.243cm" svg:height="2.379cm" svg:x="2.408cm" svg:y="11.43cm">
          <text:p text:style-name="P1"><text:span text:style-name="T2">Airborne</text:span><text:span text:style-name="T3">←</text:span><text:span text:style-name="T4">TRUE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0.406cm" svg:height="13.716cm" svg:x="0.516cm" svg:y="1.324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812cm" svg:height="1.016cm" svg:x="0.577cm" svg:y="1.478cm">
          <draw:text-box>
            <text:p>~10<text:span text:style-name="T5">4 </text:span>Hz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8-02T13:19:54.549882005</meta:creation-date>
    <dc:date>2019-08-15T17:13:09.642000000</dc:date>
    <meta:editing-duration>PT1H16M14S</meta:editing-duration>
    <meta:editing-cycles>21</meta:editing-cycles>
    <meta:generator>LibreOffice/6.3.0.4$Windows_X86_64 LibreOffice_project/057fc023c990d676a43019934386b85b21a9ee99</meta:generator>
    <meta:document-statistic meta:object-count="31"/>
  </office:meta>
</office:document-meta>
</file>